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74CA876553885E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2cm" svg:y="0.953cm" svg:width="20.999cm" svg:height="11.811cm" draw:z-index="0"><draw:image xlink:href="Pictures/10000001000006400000038474CA876553885E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3T10:02:30.501000000</meta:creation-date>
    <dc:date>2022-10-13T10:03:00.128000000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